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InstanceWorker.isWorker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InstanceWorker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InstanceWorke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pelInstanceWorker.getI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InstanceWorker.execInCurrentThread( Callable &lt; T &gt; callab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achedState.CachedState( Object uuid , Objec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InstanceWorker.instan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InstanceWorker.setCachedState( Object uuid , Objec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InstanceWorker.enqueue( Runnable runn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InstanceWorker.getCachedState( Object uu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InstanceWork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InstanceWorker.BpelInstanceWorker( ODEProcess process , Long i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InstanceWorker.doInstanceWork( Callable &lt; T &gt; wor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